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2213e3" officeooo:paragraph-rsid="002213e3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rsid="001f078e" officeooo:paragraph-rsid="001f078e" style:font-size-asian="12pt" style:font-size-complex="12pt"/>
    </style:style>
    <style:style style:name="P4" style:family="paragraph" style:parent-style-name="Standard">
      <style:text-properties fo:font-size="12pt" officeooo:rsid="001f078e" officeooo:paragraph-rsid="0023797b" style:font-size-asian="12pt" style:font-size-complex="12pt"/>
    </style:style>
    <style:style style:name="P5" style:family="paragraph" style:parent-style-name="Standard">
      <style:text-properties fo:font-size="12pt" officeooo:rsid="0022cd8f" officeooo:paragraph-rsid="0028276a" style:font-size-asian="12pt" style:font-size-complex="12pt"/>
    </style:style>
    <style:style style:name="P6" style:family="paragraph" style:parent-style-name="Standard">
      <style:text-properties fo:font-size="12pt" officeooo:rsid="0023b8fa" officeooo:paragraph-rsid="0023b8fa" style:font-size-asian="12pt" style:font-size-complex="12pt"/>
    </style:style>
    <style:style style:name="P7" style:family="paragraph" style:parent-style-name="Standard">
      <style:text-properties fo:font-size="12pt" officeooo:paragraph-rsid="0028276a" style:font-size-asian="12pt" style:font-size-complex="12pt"/>
    </style:style>
    <style:style style:name="P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2pt" officeooo:rsid="0022cd8f" officeooo:paragraph-rsid="0028276a" style:font-size-asian="12pt" style:font-size-complex="12pt"/>
    </style:style>
    <style:style style:name="P9" style:family="paragraph" style:parent-style-name="Text_20_body">
      <style:text-properties officeooo:rsid="002bf3dd" officeooo:paragraph-rsid="002bf3dd"/>
    </style:style>
    <style:style style:name="P10" style:family="paragraph" style:parent-style-name="Text_20_body">
      <style:text-properties fo:font-weight="normal" officeooo:rsid="002bf3dd" officeooo:paragraph-rsid="002bf3dd" style:font-weight-asian="normal" style:font-weight-complex="normal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 style:list-style-name="L1">
      <style:text-properties fo:font-size="12pt" officeooo:rsid="0023b8fa" officeooo:paragraph-rsid="0023b8fa" style:font-size-asian="12pt" style:font-size-complex="12pt"/>
    </style:style>
    <style:style style:name="P13" style:family="paragraph" style:parent-style-name="Standard" style:list-style-name="L1">
      <style:text-properties fo:font-size="12pt" fo:font-weight="normal" officeooo:rsid="0023b8fa" officeooo:paragraph-rsid="0023b8fa" style:font-size-asian="12pt" style:font-weight-asian="normal" style:font-size-complex="12pt" style:font-weight-complex="normal"/>
    </style:style>
    <style:style style:name="P14" style:family="paragraph" style:parent-style-name="Text_20_body" style:list-style-name="L1">
      <style:text-properties officeooo:paragraph-rsid="0024cd16"/>
    </style:style>
    <style:style style:name="P15" style:family="paragraph" style:parent-style-name="Text_20_body" style:list-style-name="L1">
      <style:text-properties officeooo:rsid="00300031" officeooo:paragraph-rsid="00300031"/>
    </style:style>
    <style:style style:name="P16" style:family="paragraph" style:parent-style-name="Text_20_body">
      <style:text-properties fo:font-weight="normal" officeooo:rsid="002bf3dd" officeooo:paragraph-rsid="002bf3dd" style:font-weight-asian="normal" style:font-weight-complex="normal"/>
    </style:style>
    <style:style style:name="T1" style:family="text">
      <style:text-properties officeooo:rsid="001f078e"/>
    </style:style>
    <style:style style:name="T2" style:family="text">
      <style:text-properties officeooo:rsid="002213e3"/>
    </style:style>
    <style:style style:name="T3" style:family="text">
      <style:text-properties officeooo:rsid="0023b8f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3b8fa" style:font-weight-asian="normal" style:font-weight-complex="normal"/>
    </style:style>
    <style:style style:name="T7" style:family="text">
      <style:text-properties fo:font-weight="normal" officeooo:rsid="002d8159" style:font-weight-asian="normal" style:font-weight-complex="normal"/>
    </style:style>
    <style:style style:name="T8" style:family="text">
      <style:text-properties fo:font-weight="normal" officeooo:rsid="00300031" style:font-weight-asian="normal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24cd16"/>
    </style:style>
    <style:style style:name="T11" style:family="text">
      <style:text-properties officeooo:rsid="0027c2a8"/>
    </style:style>
    <style:style style:name="T12" style:family="text">
      <style:text-properties officeooo:rsid="002f7103"/>
    </style:style>
    <style:style style:name="T13" style:family="text">
      <style:text-properties officeooo:rsid="00300031"/>
    </style:style>
    <style:style style:name="T14" style:family="text">
      <style:text-properties officeooo:rsid="00309422"/>
    </style:style>
    <style:style style:name="T15" style:family="text">
      <style:text-properties officeooo:rsid="0035c5a9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ey, so you ordered a <text:span text:style-name="T11">BD139 Thing</text:span>. Here’s <text:span text:style-name="T12">a Bill of Materials</text:span> for your convenience, containing part numbers and stuff. <text:span text:style-name="T15">A packing list is supplied with this.</text:span></text:p>
      <text:p text:style-name="P2"/>
      <text:p text:style-name="P2"><draw:frame draw:style-name="fr1" draw:name="Object1" text:anchor-type="paragraph" svg:x="0.8244in" svg:y="0.0457in" svg:width="5.2772in" svg:height="2.844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If you want to mess around with the design, feel free to contact me.</text:p>
      <text:p text:style-name="P3"/>
      <text:p text:style-name="P4">You can also <text:span text:style-name="T13">get</text:span> <text:span text:style-name="T3">the Gerber/KiCad</text:span> files from the Chlorophytus git repos:</text:p>
      <text:p text:style-name="P7"><text:span text:style-name="T1"><text:tab/>git://</text:span>git.chlorophyt.us/bd139thing.gi<text:span text:style-name="T2">t</text:span></text:p>
      <text:p text:style-name="P5"/>
      <text:p text:style-name="P8">– Roland M.<text:line-break/></text:p>
      <text:p text:style-name="P6"/>
      <text:p text:style-name="P6">INSTRUCTIONS ON MAKING:</text:p>
      <text:p text:style-name="P6"/>
      <text:list xml:id="list1386718683" text:style-name="L1">
        <text:list-item>
          <text:p text:style-name="P12">Solder non-power resistors: <text:span text:style-name="T4">R1/R2/R3/R4/R6/R7/R8/R9/R11</text:span></text:p>
        </text:list-item>
        <text:list-item>
          <text:p text:style-name="P13">Solder LED: <text:span text:style-name="T4">D1</text:span></text:p>
        </text:list-item>
        <text:list-item>
          <text:p text:style-name="P13">Solder headphone jack: <text:span text:style-name="T4">J1</text:span></text:p>
        </text:list-item>
        <text:list-item>
          <text:p text:style-name="P13">Solder power jack: <text:span text:style-name="T4">J2</text:span></text:p>
        </text:list-item>
        <text:list-item>
          <text:p text:style-name="P12">Solder power resistors: <text:span text:style-name="T4">R5/R10</text:span></text:p>
        </text:list-item>
        <text:list-item>
          <text:p text:style-name="P13">Solder speaker <text:span text:style-name="T11">terminal blocks</text:span>: <text:span text:style-name="T4">LS1/LS2</text:span></text:p>
        </text:list-item>
        <text:list-item>
          <text:p text:style-name="P13">Solder <text:span text:style-name="T9">SMALL</text:span> capacitors, 47uF: <text:span text:style-name="T4">C1/C3</text:span></text:p>
        </text:list-item>
        <text:list-item>
          <text:p text:style-name="P13">Solder <text:span text:style-name="T9">BIG</text:span> capacitors, 2200uF: <text:span text:style-name="T4">C2/C4</text:span></text:p>
        </text:list-item>
        <text:list-item>
          <text:p text:style-name="P14"><text:span text:style-name="T10">S</text:span>older the PN2222s (<text:span text:style-name="T4">Q1/Q4</text:span>) first then <text:span text:style-name="T10">the</text:span> BD139s (<text:span text:style-name="T4">Q2/Q3/Q5/Q6</text:span><text:span text:style-name="T6">)</text:span></text:p>
        </text:list-item>
        <text:list-item>
          <text:p text:style-name="P15"><text:span text:style-name="T6">A</text:span><text:span text:style-name="T5">pply the heatsink on the exposed square.</text:span></text:p>
        </text:list-item>
      </text:list>
      <text:p text:style-name="P9"><text:span text:style-name="T6">N</text:span><text:span text:style-name="T5">OTES: </text:span></text:p>
      <text:p text:style-name="P9"><text:span text:style-name="T5"><text:tab/>Use bookshelf speakers </text:span><text:span text:style-name="T7">that are</text:span><text:span text:style-name="T5"> 4-8 ohms. I don’t have any recommendations.</text:span></text:p>
      <text:p text:style-name="P10"><text:tab/>Use a <text:span text:style-name="T13">9</text:span>V <text:span text:style-name="T14">&gt;</text:span>3A power supply, <text:span text:style-name="T14">center positive</text:span>.</text:p>
      <text:p text:style-name="P10"><text:tab/><text:a xlink:type="simple" xlink:href="https://www.digikey.com/product-detail/en/cui-inc/SMI36-9-V-P5/102-3835-ND/5417696" text:style-name="Internet_20_link" text:visited-style-name="Visited_20_Internet_20_Link">https://www.digikey.com/product-detail/en/cui-inc/SMI36-9-V-P5/102-3835-ND/5417696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213e3" officeooo:paragraph-rsid="002213e3"/>
    </style:style>
    <style:style style:name="MT1" style:family="text">
      <style:text-properties officeooo:rsid="0030942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BD139 Thing version <text:span text:style-name="MT1">v6.0</text:span> – packing lis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22:17:00.728774494</meta:creation-date>
    <dc:date>2019-08-04T17:07:36.790074005</dc:date>
    <meta:editing-duration>PT1H14M6S</meta:editing-duration>
    <meta:editing-cycles>24</meta:editing-cycles>
    <meta:generator>LibreOffice/6.0.7.3$Linux_X86_64 LibreOffice_project/00m0$Build-3</meta:generator>
    <meta:document-statistic meta:table-count="0" meta:image-count="0" meta:object-count="1" meta:page-count="1" meta:paragraph-count="21" meta:word-count="147" meta:character-count="999" meta:non-whitespace-character-count="87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6.79pt"/>
    </style:style>
    <style:style style:name="co2" style:family="table-column">
      <style:table-column-properties fo:break-before="auto" style:column-width="105.99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bd139th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anufacturer Part Number</text:p>
          </table:table-cell>
          <table:table-cell office:value-type="string" calcext:value-type="string">
            <text:p>Digi-Key Part Number</text:p>
          </table:table-cell>
          <table:table-cell office:value-type="string" calcext:value-type="string">
            <text:p>Customer Reference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ECA-1HHG222</text:p>
          </table:table-cell>
          <table:table-cell office:value-type="string" calcext:value-type="string">
            <text:p>P5576-ND</text:p>
          </table:table-cell>
          <table:table-cell office:value-type="string" calcext:value-type="string">
            <text:p>C2/C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A-1HHG470</text:p>
          </table:table-cell>
          <table:table-cell office:value-type="string" calcext:value-type="string">
            <text:p>P5570-ND</text:p>
          </table:table-cell>
          <table:table-cell office:value-type="string" calcext:value-type="string">
            <text:p>C1/C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984617" calcext:value-type="float">
            <text:p>1984617</text:p>
          </table:table-cell>
          <table:table-cell office:value-type="string" calcext:value-type="string">
            <text:p>277-1721-ND</text:p>
          </table:table-cell>
          <table:table-cell office:value-type="string" calcext:value-type="string">
            <text:p>LS1/LS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J1-3523NG</text:p>
          </table:table-cell>
          <table:table-cell office:value-type="string" calcext:value-type="string">
            <text:p>CP1-3523NG-ND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J-037A</text:p>
          </table:table-cell>
          <table:table-cell office:value-type="string" calcext:value-type="string">
            <text:p>CP-037A-ND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D13916S</text:p>
          </table:table-cell>
          <table:table-cell office:value-type="string" calcext:value-type="string">
            <text:p>BD13916S-ND</text:p>
          </table:table-cell>
          <table:table-cell office:value-type="string" calcext:value-type="string">
            <text:p>Q2/Q3/Q5/Q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N2222ABU</text:p>
          </table:table-cell>
          <table:table-cell office:value-type="string" calcext:value-type="string">
            <text:p>PN2222AFS-ND</text:p>
          </table:table-cell>
          <table:table-cell office:value-type="string" calcext:value-type="string">
            <text:p>Q1/Q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FR-25JB-52-11R</text:p>
          </table:table-cell>
          <table:table-cell office:value-type="string" calcext:value-type="string">
            <text:p>11QBK-ND</text:p>
          </table:table-cell>
          <table:table-cell office:value-type="string" calcext:value-type="string">
            <text:p>R1/R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FR-25JB-52-2K2</text:p>
          </table:table-cell>
          <table:table-cell office:value-type="string" calcext:value-type="string">
            <text:p>2.2KQBK-ND</text:p>
          </table:table-cell>
          <table:table-cell office:value-type="string" calcext:value-type="string">
            <text:p>R3/R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FR-25JB-52-330R</text:p>
          </table:table-cell>
          <table:table-cell office:value-type="string" calcext:value-type="string">
            <text:p>330QBK-ND</text:p>
          </table:table-cell>
          <table:table-cell office:value-type="string" calcext:value-type="string">
            <text:p>R4/R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FR-25JB-52-620R</text:p>
          </table:table-cell>
          <table:table-cell office:value-type="string" calcext:value-type="string">
            <text:p>620QBK-ND</text:p>
          </table:table-cell>
          <table:table-cell office:value-type="string" calcext:value-type="string">
            <text:p>R2/R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QP10AJB-16R</text:p>
          </table:table-cell>
          <table:table-cell office:value-type="string" calcext:value-type="string">
            <text:p>16W-10-ND</text:p>
          </table:table-cell>
          <table:table-cell office:value-type="string" calcext:value-type="string">
            <text:p>R5/R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P7113VRVC1C</text:p>
          </table:table-cell>
          <table:table-cell office:value-type="string" calcext:value-type="string">
            <text:p>754-2184-ND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R-25JB-52-10K</text:p>
          </table:table-cell>
          <table:table-cell office:value-type="string" calcext:value-type="string">
            <text:p>10KQBK-ND</text:p>
          </table:table-cell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74724B00035G</text:p>
          </table:table-cell>
          <table:table-cell office:value-type="string" calcext:value-type="string">
            <text:p>HS323-ND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4">00/00/0000</text:date>, <text:time style:data-style-name="N2" text:time-value="17:04:10.5958825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